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5b3df" draw:marker-start-width="0.252cm" draw:marker-end-width="0.252cm" draw:fill="solid" draw:fill-color="#05b3df" draw:textarea-horizontal-align="justify" draw:textarea-vertical-align="middle" draw:auto-grow-height="false" fo:min-height="1.698cm" fo:min-width="5.44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53cm" svg:stroke-color="#004586" draw:marker-start-width="0.279cm" draw:marker-end-width="0.279cm" draw:fill="solid" draw:fill-color="#333333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4586" draw:marker-start-width="0.279cm" draw:marker-end-width="0.279cm" draw:fill="solid" draw:fill-color="#333333" draw:textarea-horizontal-align="justify" draw:textarea-vertical-align="middle" draw:auto-grow-height="false" fo:min-height="1.098cm" fo:min-width="5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05b3df" draw:marker-start-width="0.252cm" draw:marker-end-width="0.252cm" draw:fill="none" draw:textarea-horizontal-align="justify" draw:textarea-vertical-align="middle" draw:auto-grow-height="false" fo:min-height="0.116cm" fo:min-width="2.466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cm" svg:stroke-color="#333333" draw:marker-start="Symmetric_20_Arrow" draw:marker-start-width="0.25cm" draw:marker-end="Symmetric_20_Arrow" draw:marker-end-width="0.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3cm" svg:stroke-color="#004586" draw:marker-start-width="0.279cm" draw:marker-end-width="0.279cm" draw:fill="solid" draw:fill-color="#333333" draw:textarea-horizontal-align="justify" draw:textarea-vertical-align="middle" draw:auto-grow-height="false" fo:min-height="3.698cm" fo:min-width="5.94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362cm"/>
    </style:style>
    <style:style style:name="gr8" style:family="graphic" style:parent-style-name="objectwithoutfill">
      <style:graphic-properties svg:stroke-width="0.05cm" svg:stroke-color="#333333" draw:marker-start="" draw:marker-start-width="0.25cm" draw:marker-end="Symmetric_20_Arrow" draw:marker-end-width="0.2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35cm" svg:stroke-color="#05b3df" draw:marker-start-width="0.252cm" draw:marker-end-width="0.252cm" draw:fill="none" draw:textarea-horizontal-align="justify" draw:textarea-vertical-align="middle" draw:auto-grow-height="false" fo:min-height="0.116cm" fo:min-width="5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5b3df"/>
      <style:paragraph-properties fo:text-align="center"/>
      <style:text-properties fo:color="#ffffff" style:font-name="Inconsolata1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333333"/>
      <style:paragraph-properties fo:text-align="start"/>
      <style:text-properties fo:color="#eeeeee" style:font-name="Inconsolata1"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none"/>
      <style:paragraph-properties fo:text-align="center"/>
      <style:text-properties fo:color="#1c1c1c" style:font-name="Inconsolata1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color="#333333" style:font-name="Inconsolata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ffff" style:font-name="Inconsolata1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999999" style:font-name="Inconsolata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eeeeee" style:font-name="Inconsolat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cc0066" style:font-name="Inconsolata1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66ff00" style:font-name="Inconsolata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cc66ff" style:font-name="Inconsolata1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efe403" style:font-name="Inconsolata1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1c1c1c" style:font-name="Inconsolata1" fo:font-size="10pt" style:font-size-asian="10pt" style:font-size-complex="10pt"/>
    </style:style>
    <style:style style:name="T9" style:family="text">
      <style:text-properties fo:color="#eeeeee" style:font-name="Inconsolata1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333333" style:font-name="Inconsolata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cm" svg:x="3.4cm" svg:y="3.4cm">
          <text:p text:style-name="P1"><text:span text:style-name="T1">Mouli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cm" svg:height="1cm" svg:x="0.4cm" svg:y="0.4cm">
          <text:p text:style-name="P3"><text:span text:style-name="T2"><text:a xlink:href="mailto:root@yunohost" xlink:type="simple">root@yunohost</text:a></text:span><text:span text:style-name="T3">:~</text:span></text:p>
          <text:p text:style-name="P3"><text:span text:style-name="T3">$ yunohost yolo swag --fo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cm" svg:height="1cm" svg:x="7.4cm" svg:y="0.4cm">
          <text:p text:style-name="P3"><text:span text:style-name="T2">GET</text:span><text:span text:style-name="T3"> /yolo/swag&amp;foo=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cm" svg:height="1.4cm" svg:x="3.4cm" svg:y="6.6cm">
          <text:p text:style-name="P3"><text:span text:style-name="T4">def</text:span><text:span text:style-name="T3"> </text:span><text:span text:style-name="T5">yolo_swag</text:span><text:span text:style-name="T3">(foo=False): </text:span></text:p>
          <text:p text:style-name="P3"><text:span text:style-name="T3"><text:s text:c="3"/></text:span><text:span text:style-name="T3">answer = </text:span><text:span text:style-name="T6">6*7</text:span></text:p>
          <text:p text:style-name="P3"><text:span text:style-name="T3"><text:s text:c="3"/></text:span><text:span text:style-name="T4">return</text:span><text:span text:style-name="T3"> {</text:span><text:span text:style-name="T7">"wat"</text:span><text:span text:style-name="T3">: answer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cm" svg:height="0.4cm" svg:x="3.4cm" svg:y="3cm">
          <text:p text:style-name="P1"><text:span text:style-name="T8">CLI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cm" svg:height="0.4cm" svg:x="6.4cm" svg:y="3cm">
          <text:p text:style-name="P1"><text:span text:style-name="T8">REST API</text:span></text:p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6" draw:layer="layout" svg:x1="2.9cm" svg:y1="1.4cm" svg:x2="4.9cm" svg:y2="3cm" draw:start-shape="id1" draw:start-glue-point="2" draw:end-shape="id2" draw:end-glue-point="0" svg:d="M2900 1400v791h2000v809" svg:viewBox="0 0 2001 1601">
          <text:p/>
        </draw:connector>
        <draw:connector draw:style-name="gr5" draw:text-style-name="P6" draw:layer="layout" svg:x1="9.9cm" svg:y1="1.4cm" svg:x2="7.9cm" svg:y2="3cm" draw:start-shape="id3" draw:start-glue-point="2" draw:end-shape="id4" svg:d="M9900 1400v791h-2000v809" svg:viewBox="0 0 2001 1601">
          <text:p/>
        </draw:connector>
        <draw:connector draw:style-name="gr5" draw:text-style-name="P6" draw:layer="layout" svg:x1="6.4cm" svg:y1="5.8cm" svg:x2="6.4cm" svg:y2="6.6cm" draw:start-shape="id5" draw:start-glue-point="2" draw:end-shape="id6" draw:end-glue-point="0" svg:d="M6400 5800v800" svg:viewBox="0 0 1 801">
          <text:p/>
        </draw:connector>
        <draw:custom-shape draw:style-name="gr6" draw:text-style-name="P4" xml:id="id7" draw:id="id7" draw:layer="layout" svg:width="6.5cm" svg:height="4cm" svg:x="10.6cm" svg:y="3.6cm">
          <text:p text:style-name="P3"><text:span text:style-name="T9">yolo:</text:span></text:p>
          <text:p text:style-name="P3"><text:span text:style-name="T9"><text:s text:c="2"/></text:span><text:span text:style-name="T3">category_help</text:span><text:span text:style-name="T9">: Manage the yolo</text:span></text:p>
          <text:p text:style-name="P3"><text:span text:style-name="T9"><text:s text:c="2"/></text:span><text:span text:style-name="T3">actions</text:span><text:span text:style-name="T9">:</text:span></text:p>
          <text:p text:style-name="P3"><text:span text:style-name="T9"><text:s text:c="4"/></text:span></text:p>
          <text:p text:style-name="P3"><text:span text:style-name="T9"><text:s text:c="4"/></text:span><text:span text:style-name="T9">swag:</text:span></text:p>
          <text:p text:style-name="P3"><text:span text:style-name="T9"><text:s text:c="6"/></text:span><text:span text:style-name="T3">action_help</text:span><text:span text:style-name="T9">: Increase swag</text:span></text:p>
          <text:p text:style-name="P3"><text:span text:style-name="T9"><text:s text:c="6"/></text:span><text:span text:style-name="T3">api</text:span><text:span text:style-name="T9">: GET /yolo/swag</text:span></text:p>
          <text:p text:style-name="P3"><text:span text:style-name="T9"><text:s text:c="6"/></text:span><text:span text:style-name="T3">arguments</text:span><text:span text:style-name="T9">:</text:span></text:p>
          <text:p text:style-name="P3"><text:span text:style-name="T9"><text:s text:c="9"/></text:span><text:span text:style-name="T9">--foo:</text:span></text:p>
          <text:p text:style-name="P3"><text:span text:style-name="T9"><text:s text:c="11"/></text:span><text:span text:style-name="T3">help</text:span><text:span text:style-name="T9">: With bar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017cm" svg:height="0.612cm" svg:x="3.4cm" svg:y="6cm">
          <draw:text-box>
            <text:p text:style-name="P3"><text:span text:style-name="T10">yolo.py</text:span></text:p>
          </draw:text-box>
        </draw:frame>
        <draw:frame draw:style-name="gr7" draw:text-style-name="P7" draw:layer="layout" svg:width="6.5cm" svg:height="0.612cm" svg:x="10.6cm" svg:y="3cm">
          <draw:text-box>
            <text:p text:style-name="P3"><text:span text:style-name="T10">actionsmap/yunohost.yml</text:span></text:p>
          </draw:text-box>
        </draw:frame>
        <draw:connector draw:style-name="gr8" draw:text-style-name="P6" draw:layer="layout" svg:x1="10.6cm" svg:y1="5.6cm" svg:x2="9.4cm" svg:y2="5.6cm" draw:start-shape="id7" draw:end-shape="id5" draw:end-glue-point="1" svg:d="M10600 5600h-1200" svg:viewBox="0 0 1201 1">
          <text:p/>
        </draw:connector>
        <draw:custom-shape draw:style-name="gr9" draw:text-style-name="P5" xml:id="id5" draw:id="id5" draw:layer="layout" svg:width="6cm" svg:height="0.4cm" svg:x="3.4cm" svg:y="5.4cm">
          <text:p text:style-name="P1"><text:span text:style-name="T8">Actionsmap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7-08-13T14:58:50.445810882</meta:creation-date>
    <dc:date>2017-08-13T15:59:31.450738196</dc:date>
    <dc:creator>Alexandre Aubin</dc:creator>
    <meta:editing-duration>PT15M24S</meta:editing-duration>
    <meta:editing-cycles>5</meta:editing-cycles>
    <meta:generator>LibreOffice/5.1.6.2$Linux_X86_64 LibreOffice_project/10m0$Build-2</meta:generator>
    <meta:document-statistic meta:object-count="14"/>
  </office:meta>
</office:document-meta>
</file>